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548cm"/>
      <style:paragraph-properties style:writing-mode="lr-tb"/>
    </style:style>
    <style:style style:name="gr3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5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7cm" fo:min-width="2.1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7cm" fo:min-width="2.4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 style:writing-mode="lr-tb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7cm" svg:y1="5.318cm" svg:x2="14.878cm" svg:y2="5.318cm">
          <text:p/>
        </draw:line>
        <draw:custom-shape draw:style-name="gr2" draw:text-style-name="P2" draw:layer="layout" svg:width="3.048cm" svg:height="1.27cm" svg:x="2.27cm" svg:y="2.524cm">
          <text:p text:style-name="P2"><text:span text:style-name="T1">Learning </text:span></text:p>
          <text:p text:style-name="P2"><text:span text:style-name="T1">R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27cm" svg:x="5.318cm" svg:y="7.35cm">
          <text:p text:style-name="P2"><text:span text:style-name="T1">Offline</text:span></text:p>
          <text:p text:style-name="P2"><text:span text:style-name="T1">Augment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27cm" svg:x="8.366cm" svg:y="2.524cm">
          <text:p text:style-name="P2"><text:span text:style-name="T1">Online</text:span></text:p>
          <text:p text:style-name="P2"><text:span text:style-name="T1">Augment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27cm" svg:x="11.414cm" svg:y="7.35cm">
          <text:p text:style-name="P2"><text:span text:style-name="T1">Grid</text:span></text:p>
          <text:p text:style-name="P2"><text:span text:style-name="T1">Searc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794cm" svg:y1="3.794cm" svg:x2="3.794cm" svg:y2="5.318cm">
          <text:p/>
        </draw:line>
        <draw:line draw:style-name="gr3" draw:text-style-name="P1" draw:layer="layout" svg:x1="9.894cm" svg:y1="3.794cm" svg:x2="9.894cm" svg:y2="5.318cm">
          <text:p/>
        </draw:line>
        <draw:line draw:style-name="gr4" draw:text-style-name="P1" draw:layer="layout" svg:x1="6.842cm" svg:y1="7.35cm" svg:x2="6.842cm" svg:y2="5.318cm">
          <text:p/>
        </draw:line>
        <draw:line draw:style-name="gr4" draw:text-style-name="P1" draw:layer="layout" svg:x1="12.938cm" svg:y1="7.35cm" svg:x2="12.942cm" svg:y2="5.319cm">
          <text:p/>
        </draw:line>
        <draw:frame draw:style-name="gr5" draw:text-style-name="P4" draw:layer="layout" svg:width="2.073cm" svg:height="0.887cm" svg:x="1.894cm" svg:y="4.002cm">
          <draw:text-box>
            <text:p><text:span text:style-name="T2">best </text:span></text:p>
            <text:p><text:span text:style-name="T2">learning rate</text:span></text:p>
          </draw:text-box>
        </draw:frame>
        <draw:frame draw:style-name="gr6" draw:text-style-name="P4" draw:layer="layout" svg:width="3.046cm" svg:height="1.205cm" svg:x="3.995cm" svg:y="5.903cm">
          <draw:text-box>
            <text:p><text:span text:style-name="T2">best </text:span></text:p>
            <text:p><text:span text:style-name="T2">offline augmentation</text:span></text:p>
            <text:p><text:span text:style-name="T2">combination</text:span></text:p>
          </draw:text-box>
        </draw:frame>
        <draw:frame draw:style-name="gr7" draw:text-style-name="P5" draw:layer="layout" svg:width="1.963cm" svg:height="0.645cm" svg:x="2.824cm" svg:y="1.97cm">
          <draw:text-box>
            <text:p><text:span text:style-name="T3">(ablation)</text:span></text:p>
          </draw:text-box>
        </draw:frame>
        <draw:frame draw:style-name="gr8" draw:text-style-name="P5" draw:layer="layout" svg:width="2.767cm" svg:height="0.645cm" svg:x="5.525cm" svg:y="8.571cm">
          <draw:text-box>
            <text:p><text:span text:style-name="T3">(permutations)</text:span></text:p>
          </draw:text-box>
        </draw:frame>
        <draw:frame draw:style-name="gr7" draw:text-style-name="P5" draw:layer="layout" svg:width="1.963cm" svg:height="0.645cm" svg:x="8.925cm" svg:y="1.971cm">
          <draw:text-box>
            <text:p><text:span text:style-name="T3">(ablation)</text:span></text:p>
          </draw:text-box>
        </draw:frame>
        <draw:frame draw:style-name="gr8" draw:text-style-name="P5" draw:layer="layout" svg:width="2.767cm" svg:height="0.645cm" svg:x="11.626cm" svg:y="8.572cm">
          <draw:text-box>
            <text:p><text:span text:style-name="T3">(permutations)</text:span></text:p>
          </draw:text-box>
        </draw:frame>
        <draw:frame draw:style-name="gr9" draw:text-style-name="P6" draw:layer="layout" svg:width="2.631cm" svg:height="1.637cm" svg:x="7.496cm" svg:y="3.904cm">
          <draw:text-box>
            <text:p><text:span text:style-name="T2">best parameters </text:span></text:p>
            <text:p><text:span text:style-name="T2">for online </text:span></text:p>
            <text:p><text:span text:style-name="T2">augmentations</text:span></text:p>
            <text:p><text:span text:style-name="T4"/></text:p>
          </draw:text-box>
        </draw:frame>
        <draw:frame draw:style-name="gr10" draw:text-style-name="P6" draw:layer="layout" svg:width="2.932cm" svg:height="1.637cm" svg:x="10.297cm" svg:y="5.905cm">
          <draw:text-box>
            <text:p><text:span text:style-name="T2">best learning rate / </text:span></text:p>
            <text:p><text:span text:style-name="T2">batch size / loss </text:span></text:p>
            <text:p><text:span text:style-name="T2">combination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34cm" fo:margin-bottom="16.454cm" fo:margin-left="0.01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10:59:17.947050332</meta:creation-date>
    <dc:date>2021-07-07T14:24:08.911631129</dc:date>
    <meta:editing-duration>PT51M22S</meta:editing-duration>
    <meta:editing-cycles>3</meta:editing-cycles>
    <meta:generator>LibreOffice/7.1.3.2$Linux_X86_64 LibreOffice_project/10$Build-2</meta:generator>
    <meta:document-statistic meta:object-count="17"/>
  </office:meta>
</office:document-meta>
</file>